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5822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 style:data-style-name="N41">
      <style:table-cell-properties fo:background-color="#b2b2b2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67.98mm" svg:height="110.42mm" svg:x="114.79mm" svg:y="15.96mm">
            <draw:object draw:notify-on-update-of-ranges="Tabelle1.A14:Tabelle1.A24 Tabelle1.B13:Tabelle1.B14 Tabelle1.B14:Tabelle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Gökhan</text:p>
          </table:table-cell>
          <table:table-cell table:style-name="ce1" office:value-type="string" calcext:value-type="string">
            <text:p>Yildirim</text:p>
          </table:table-cell>
          <table:table-cell table:style-name="ce1" office:value-type="float" office:value="1179257" calcext:value-type="float">
            <text:p>117925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ahnhof/Haltestelle</text:p>
          </table:table-cell>
          <table:table-cell table:style-name="ce1"/>
          <table:table-cell table:style-name="ce1" office:value-type="string" calcext:value-type="string">
            <text:p>Ankunft</text:p>
          </table:table-cell>
          <table:table-cell table:style-name="ce1" office:value-type="string" calcext:value-type="string">
            <text:p>Abfahrt</text:p>
          </table:table-cell>
          <table:table-cell table:style-name="ce1" office:value-type="string" calcext:value-type="string">
            <text:p>Dista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Karlsruhe Hbf</text:p>
          </table:table-cell>
          <table:table-cell table:style-name="ce2" table:number-columns-repeated="2"/>
          <table:table-cell table:style-name="ce2" office:value-type="string" calcext:value-type="string">
            <text:p>Ab 18:0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ruchsal</text:p>
          </table:table-cell>
          <table:table-cell table:style-name="ce2"/>
          <table:table-cell table:style-name="ce2" office:value-type="string" calcext:value-type="string">
            <text:p>An 18:17</text:p>
          </table:table-cell>
          <table:table-cell table:style-name="ce2" office:value-type="string" calcext:value-type="string">
            <text:p>Ab 18:1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uttgart Hbf</text:p>
          </table:table-cell>
          <table:table-cell table:style-name="ce2"/>
          <table:table-cell table:style-name="ce2" office:value-type="string" calcext:value-type="string">
            <text:p>An 18:49</text:p>
          </table:table-cell>
          <table:table-cell table:style-name="ce2" office:value-type="string" calcext:value-type="string">
            <text:p>Ab 18:53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lochingen</text:p>
          </table:table-cell>
          <table:table-cell table:style-name="ce2"/>
          <table:table-cell table:style-name="ce2" office:value-type="string" calcext:value-type="string">
            <text:p>An 19:07</text:p>
          </table:table-cell>
          <table:table-cell table:style-name="ce2" office:value-type="string" calcext:value-type="string">
            <text:p>Ab 19:09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öppingen</text:p>
          </table:table-cell>
          <table:table-cell table:style-name="ce2"/>
          <table:table-cell table:style-name="ce2" office:value-type="string" calcext:value-type="string">
            <text:p>An 19:19</text:p>
          </table:table-cell>
          <table:table-cell table:style-name="ce2" office:value-type="string" calcext:value-type="string">
            <text:p>Ab 19:21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lm Hbf</text:p>
          </table:table-cell>
          <table:table-cell table:style-name="ce2"/>
          <table:table-cell table:style-name="ce2" office:value-type="string" calcext:value-type="string">
            <text:p>An 19:54</text:p>
          </table:table-cell>
          <table:table-cell table:style-name="ce2" office:value-type="string" calcext:value-type="string">
            <text:p>Ab 19:56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Time [h]</text:p>
          </table:table-cell>
          <table:table-cell table:style-name="ce1" office:value-type="string" calcext:value-type="string">
            <text:p>Distance [km]</text:p>
          </table:table-cell>
          <table:table-cell table:number-columns-repeated="6"/>
        </table:table-row>
        <table:table-row table:style-name="ro1">
          <table:table-cell table:style-name="ce3" office:value-type="time" office:time-value="PT18H05M00S" calcext:value-type="time">
            <text:p>18:05:0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3" office:value-type="time" office:time-value="PT18H17M00S" calcext:value-type="time">
            <text:p>18:17:0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3" office:value-type="time" office:time-value="PT18H18M00S" calcext:value-type="time">
            <text:p>18:18:0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3" office:value-type="time" office:time-value="PT18H49M00S" calcext:value-type="time">
            <text:p>18:49:0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style-name="ce3" office:value-type="time" office:time-value="PT18H53M00S" calcext:value-type="time">
            <text:p>18:53:0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style-name="ce3" office:value-type="time" office:time-value="PT19H07M00S" calcext:value-type="time">
            <text:p>19:07:0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3" office:value-type="time" office:time-value="PT19H09M00S" calcext:value-type="time">
            <text:p>19:09:00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3" office:value-type="time" office:time-value="PT19H19M00S" calcext:value-type="time">
            <text:p>19:19:0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3" office:value-type="time" office:time-value="PT19H21M00S" calcext:value-type="time">
            <text:p>19:21:00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3" office:value-type="time" office:time-value="PT19H54M00S" calcext:value-type="time">
            <text:p>19:54:00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3" office:value-type="time" office:time-value="PT19H56M00S" calcext:value-type="time">
            <text:p>19:56:00</text:p>
          </table:table-cell>
          <table:table-cell table:style-name="ce2" office:value-type="float" office:value="187" calcext:value-type="float">
            <text:p>187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4" office:value-type="string" calcext:value-type="string">
            <text:p>What can you interpret out of the time-path diagram? 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- It is nearly a linear movemen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 calcext:value-type="string">
            <text:p>Which station has the longest waiting time? Any idea why? 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- Suttgart Hbf has the longest waiting time because the length between the points arrival and departure is the longest.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7"/>
        </table:table-row>
        <table:table-row table:style-name="ro1">
          <table:table-cell table:style-name="ce4" office:value-type="string" calcext:value-type="string">
            <text:p>Which line section is the fastest one? Any idea why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The line section between Plochingen and Göppingen seems to be the fastest one because the line rises faster than the others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table:number-columns-repeated="3"/>
        </table:table-row>
        <table:table-row table:style-name="ro1" table:number-rows-repeated="5">
          <table:table-cell/>
          <table:table-cell table:style-name="ce5" table:number-columns-repeated="6"/>
          <table:table-cell table:style-name="ce4"/>
        </table:table-row>
        <table:table-row table:style-name="ro1" table:number-rows-repeated="4">
          <table:table-cell table:style-name="ce5" table:number-columns-repeated="7"/>
          <table:table-cell table:style-name="ce4"/>
        </table:table-row>
        <table:table-row table:style-name="ro1" table:number-rows-repeated="4">
          <table:table-cell table:style-name="ce4" table:number-columns-repeated="8"/>
        </table:table-row>
        <table:table-row table:style-name="ro1">
          <table:table-cell table:style-name="ce4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4:27:12.733701358</meta:creation-date>
    <dc:date>2018-04-29T15:42:17.065106643</dc:date>
    <meta:editing-duration>PT11M16S</meta:editing-duration>
    <meta:editing-cycles>5</meta:editing-cycles>
    <meta:generator>LibreOffice/5.4.6.2$Linux_X86_64 LibreOffice_project/40m0$Build-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799cm" svg:height="11.043cm" xlink:href=".." xlink:type="simple" chart:class="chart:scatter" chart:style-name="ch1">
        <chart:title svg:x="11.398cm" svg:y="0.356cm" chart:style-name="ch2">
          <text:p>Time-Path Diagram</text:p>
        </chart:title>
        <chart:subtitle svg:x="12.707cm" svg:y="1.355cm" chart:style-name="ch3">
          <text:p>IC2267</text:p>
        </chart:subtitle>
        <chart:plot-area chart:style-name="ch4" table:cell-range-address="Tabelle1.A14:Tabelle1.B24 Tabelle1.B13:Tabelle1.B14" chart:data-source-has-labels="row" svg:x="1.546cm" svg:y="2.258cm" svg:width="24.718cm" svg:height="7.584cm">
          <chartooo:coordinate-region svg:x="2.208cm" svg:y="2.457cm" svg:width="23.249cm" svg:height="6.738cm"/>
          <chart:axis chart:dimension="x" chart:name="primary-x" chart:style-name="ch5">
            <chart:title svg:x="13.279cm" svg:y="10.062cm" chart:style-name="ch6">
              <text:p>Time [h]</text:p>
            </chart:title>
            <chart:grid chart:style-name="ch7" chart:class="major"/>
          </chart:axis>
          <chart:axis chart:dimension="y" chart:name="primary-y" chart:style-name="ch8">
            <chart:title svg:x="0.451cm" svg:y="7.033cm" chart:style-name="ch9">
              <text:p>Distance[km]</text:p>
            </chart:title>
            <chart:grid chart:style-name="ch7" chart:class="major"/>
          </chart:axis>
          <chart:series chart:style-name="ch10" chart:values-cell-range-address="Tabelle1.B14:Tabelle1.B24" chart:label-cell-address="Tabelle1.B13:Tabelle1.B14" chart:class="chart:scatter">
            <chart:domain table:cell-range-address="Tabelle1.A14:Tabelle1.A24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istance [km] 0</text:p>
                <text:list>
                  <text:list-item>
                    <text:p>Distance [km]</text:p>
                  </text:list-item>
                  <text:list-item>
                    <text:p>0</text:p>
                  </text:list-item>
                </text:list>
                <draw:g>
                  <svg:desc>Tabelle1.B13:Tabelle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3472222222222">
                <text:p>0.753472222222222</text:p>
                <draw:g>
                  <svg:desc>Tabelle1.A14:Tabelle1.A24</svg:desc>
                </draw:g>
              </table:table-cell>
              <table:table-cell office:value-type="float" office:value="0">
                <text:p>0</text:p>
                <draw:g>
                  <svg:desc>Tabelle1.B14:Tabe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805555555555">
                <text:p>0.7618055555555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25">
                <text:p>0.76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4027777777778">
                <text:p>0.78402777777777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6805555555556">
                <text:p>0.7868055555555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527777777778">
                <text:p>0.79652777777777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7916666666667">
                <text:p>0.7979166666666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4861111111111">
                <text:p>0.8048611111111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9166666666667">
                <text:p>0.82916666666666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0555555555556">
                <text:p>0.830555555555556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